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4a94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00S" presentation:background-visible="true" presentation:background-objects-visible="true" draw:fill="solid" draw:fill-color="#4a94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33cc33" draw:textarea-horizontal-align="justify" draw:textarea-vertical-align="middle" draw:auto-grow-height="true" draw:auto-grow-width="false" fo:min-height="5.077cm" fo:min-width="0cm" fo:padding-top="0.13cm" fo:padding-bottom="0.13cm" fo:padding-left="0.25cm" fo:padding-right="0.25cm" fo:wrap-option="wrap" draw:shadow-color="#2a5400"/>
    </style:style>
    <style:style style:name="pr2" style:family="presentation" style:parent-style-name="Titel1-subtitle">
      <style:graphic-properties draw:stroke="none" draw:fill="none" draw:fill-color="#33cc3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2a5400"/>
    </style:style>
    <style:style style:name="pr3" style:family="presentation" style:parent-style-name="Titel1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33cc3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2a5400"/>
    </style:style>
    <style:style style:name="pr5" style:family="presentation" style:parent-style-name="Standard-outline1">
      <style:graphic-properties draw:stroke="none" draw:fill="none" draw:fill-color="#33cc3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2a5400"/>
    </style:style>
    <style:style style:name="pr6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282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color="#bae8ba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language="en" fo:country="US" style:font-size-asian="40pt" style:font-size-complex="40pt"/>
    </style:style>
    <style:style style:name="T4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bae8ba" fo:font-size="100%"/>
      </text:list-level-style-number>
    </text:list-style>
    <text:list-style style:name="L2">
      <text:list-level-style-number text:level="1" style:num-format="">
        <style:list-level-properties/>
        <style:text-properties fo:color="#99ff33" fo:font-size="7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99cc00" fo:font-size="7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bae8ba" fo:font-size="7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99cc00" fo:font-size="7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99ff33" fo:font-size="7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99ff33" fo:font-size="7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99ff33" fo:font-size="7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99ff33" fo:font-size="7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99ff33" fo:font-size="7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99ff33" fo:font-size="7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99ff33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cc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ae8ba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99cc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</text:list-style>
    <text:list-style style:name="L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cc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ae8ba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99cc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ff33" fo:font-size="70%"/>
      </text:list-level-style-bullet>
    </text:list-style>
  </office:automatic-styles>
  <office:body>
    <office:presentation>
      <draw:page draw:name="Seven Habits of Highly Effective People" draw:style-name="dp1" draw:master-page-name="Titel1" presentation:presentation-page-layout-name="AL1T0">
        <draw:frame presentation:style-name="pr1" draw:text-style-name="P2" draw:layer="layout" svg:width="21.59cm" svg:height="7.881cm" svg:x="1.905cm" svg:y="3.552cm" presentation:class="title" presentation:user-transformed="true">
          <draw:text-box>
            <text:list text:style-name="L1">
              <text:list-header>
                <text:p text:style-name="P1"><text:span text:style-name="T1">Seven Habits of Highly Effective People</text:span></text:p>
              </text:list-header>
            </text:list>
          </draw:text-box>
        </draw:frame>
        <draw:frame presentation:style-name="pr2" draw:text-style-name="P2" draw:layer="layout" svg:width="17.78cm" svg:height="4.887cm" svg:x="3.81cm" svg:y="10.795cm" presentation:class="subtitle" presentation:user-transformed="true">
          <draw:text-box>
            <text:list text:style-name="L2">
              <text:list-header>
                <text:p text:style-name="P3">By Stephen R. Covey</text:p>
                <text:p text:style-name="P3"/>
                <text:p text:style-name="P3">Overview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Habits of Personal Effectiveness" draw:style-name="dp1" draw:master-page-name="Standard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2">The Habits of Personal Effectivenes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Habit 1: Be Proactive</text:p>
              </text:list-item>
              <text:list-item>
                <text:p text:style-name="P3">Habit 2: Begin with the End in Mind</text:p>
              </text:list-item>
              <text:list-item>
                <text:p text:style-name="P3">Habit 3: Put First things Firs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activity is the habit of       Personal Vision" draw:style-name="dp3" draw:master-page-name="Standard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3">Proactivity is the habit of <text:s text:c="6"/>Personal Visio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Habit 1</text:p>
              </text:list-item>
            </text:list>
            <text:list text:style-name="L4">
              <text:list-item>
                <text:list>
                  <text:list-item>
                    <text:p text:style-name="P4">Be Proactive</text:p>
                  </text:list-item>
                  <text:list-item>
                    <text:p text:style-name="P4">Be responsible for your life</text:p>
                  </text:list-item>
                  <text:list-item>
                    <text:p text:style-name="P4">Make Choices from Values Not Temporary or Immediate Feelings</text:p>
                  </text:list-item>
                  <text:list-item>
                    <text:p text:style-name="P4">Best way to predict your future is to CREATE 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eginning with the End in Mind is the habit of Personal Leadership" draw:style-name="dp1" draw:master-page-name="Standard" presentation:presentation-page-layout-name="AL2T1">
        <draw:frame presentation:style-name="pr4" draw:text-style-name="P2" draw:layer="layout" svg:width="22.86cm" svg:height="5.34cm" svg:x="1.27cm" svg:y="-0.32cm" presentation:class="title" presentation:user-transformed="true">
          <draw:text-box>
            <text:list text:style-name="L1">
              <text:list-header>
                <text:p text:style-name="P1"><text:span text:style-name="T2">Beginning with the End in Mind is the habit of Personal Leadership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4">Habit 2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Beginning with the End in Mind</text:span></text:p>
                  </text:list-item>
                  <text:list-item>
                    <text:p text:style-name="P4"><text:span text:style-name="T4">Discover a personal mission</text:span></text:p>
                  </text:list-item>
                  <text:list-item>
                    <text:p text:style-name="P4"><text:span text:style-name="T4">Support it with chosen roles and goals</text:span></text:p>
                  </text:list-item>
                  <text:list-item>
                    <text:p text:style-name="P4"><text:span text:style-name="T4">Establish personal values that will guide proactivity</text:span></text:p>
                  </text:list-item>
                  <text:list-item>
                    <text:p text:style-name="P4"><text:span text:style-name="T4">Visualize and create a mental image of what you want to create physically</text:span></text:p>
                    <text:p text:style-name="P4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utting First Things First is the habit of Personal Management" draw:style-name="dp1" draw:master-page-name="Standard" presentation:presentation-page-layout-name="AL2T1">
        <draw:frame presentation:style-name="pr4" draw:text-style-name="P2" draw:layer="layout" svg:width="22.86cm" svg:height="5.34cm" svg:x="1.27cm" svg:y="-0.32cm" presentation:class="title" presentation:user-transformed="true">
          <draw:text-box>
            <text:list text:style-name="L1">
              <text:list-header>
                <text:p text:style-name="P1"><text:span text:style-name="T2">Putting First Things First is the habit of Personal Management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Habit 3</text:p>
              </text:list-item>
            </text:list>
            <text:list text:style-name="L4">
              <text:list-item>
                <text:list>
                  <text:list-item>
                    <text:p text:style-name="P4">Put First Things First</text:p>
                  </text:list-item>
                  <text:list-item>
                    <text:p text:style-name="P4">Operate every day from priorities established in your mission, roles, and goals</text:p>
                  </text:list-item>
                  <text:list-item>
                    <text:p text:style-name="P4">Translate your mission into specific daily activities</text:p>
                  </text:list-item>
                  <text:list-item>
                    <text:p text:style-name="P4">Create optimal value from you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Habits of Interpersonal Effectiveness" draw:style-name="dp1" draw:master-page-name="Standard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2">The Habits of Interpersonal Effectivenes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Habit 4: Think Win-Win</text:p>
              </text:list-item>
              <text:list-item>
                <text:p text:style-name="P5">Habit 5: Seek First to Understand, Then to Be <text:tab/><text:tab/>Understood</text:p>
              </text:list-item>
              <text:list-item>
                <text:p text:style-name="P3">Habit 6: Synergiz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ink Win-Win is the habit of Interpersonal Leadership" draw:style-name="dp1" draw:master-page-name="Standard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2">Think Win-Win is the habit of Interpersonal Leadership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Habit 4</text:p>
              </text:list-item>
            </text:list>
            <text:list text:style-name="L4">
              <text:list-item>
                <text:list>
                  <text:list-item>
                    <text:p text:style-name="P4">Think Win-Win</text:p>
                  </text:list-item>
                  <text:list-item>
                    <text:p text:style-name="P4">Wanting other people to win as well as yourself</text:p>
                  </text:list-item>
                  <text:list-item>
                    <text:p text:style-name="P6">Belief in Third Alternative<text:tab/></text:p>
                    <text:list>
                      <text:list-item>
                        <text:p text:style-name="P7">A solution that gives everyone what they want</text:p>
                      </text:list-item>
                    </text:list>
                  </text:list-item>
                  <text:list-item>
                    <text:p text:style-name="P4">Unites people in helpful, supportive w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ek First to Understand is the habit of Communication" draw:style-name="dp1" draw:master-page-name="Standard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2">Seek First to Understand is the habit of Communicatio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Habit 5</text:p>
              </text:list-item>
            </text:list>
            <text:list text:style-name="L4">
              <text:list-item>
                <text:list>
                  <text:list-item>
                    <text:p text:style-name="P4">Seek First to Understand</text:p>
                  </text:list-item>
                  <text:list-item>
                    <text:p text:style-name="P4">Being genuinely interested in seeking another person’s point of view whether or not you agree</text:p>
                  </text:list-item>
                  <text:list-item>
                    <text:p text:style-name="P4">Attitude of openness</text:p>
                  </text:list-item>
                  <text:list-item>
                    <text:p text:style-name="P4">Skill of empathetic listening</text:p>
                  </text:list-item>
                  <text:list-item>
                    <text:p text:style-name="P4">Helps search for mutually beneficial altern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ynergy is the habit of Creative Cooperation" draw:style-name="dp1" draw:master-page-name="Standard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2">Synergy is the habit of Creative Cooperatio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Habit 6</text:p>
              </text:list-item>
            </text:list>
            <text:list text:style-name="L4">
              <text:list-item>
                <text:list>
                  <text:list-item>
                    <text:p text:style-name="P4">Synergize</text:p>
                  </text:list-item>
                  <text:list-item>
                    <text:p text:style-name="P4">Seeing and appreciating differences in a relationship as a source of information and creativity</text:p>
                  </text:list-item>
                  <text:list-item>
                    <text:p text:style-name="P4">Others’ points of <text:s/>view can increase the effectiveness of an interaction</text:p>
                  </text:list-item>
                  <text:list-item>
                    <text:p text:style-name="P4">Experience in true interdepend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408100" draw:end-color="#4a9400" draw:start-intensity="100%" draw:end-intensity="100%" draw:angle="2250" draw:border="0%"/>
    <draw:gradient draw:name="Gradient_20_11" draw:display-name="Gradient 11" draw:style="linear" draw:start-color="#3e7c00" draw:end-color="#4a9400" draw:start-intensity="100%" draw:end-intensity="100%" draw:angle="2250" draw:border="0%"/>
    <draw:gradient draw:name="Gradient_20_12" draw:display-name="Gradient 12" draw:style="linear" draw:start-color="#4a9400" draw:end-color="#2a5400" draw:start-intensity="100%" draw:end-intensity="100%" draw:angle="0" draw:border="0%"/>
    <draw:gradient draw:name="Gradient_20_7" draw:display-name="Gradient 7" draw:style="linear" draw:start-color="#438600" draw:end-color="#4a9400" draw:start-intensity="100%" draw:end-intensity="100%" draw:angle="2700" draw:border="0%"/>
    <draw:gradient draw:name="Gradient_20_8" draw:display-name="Gradient 8" draw:style="linear" draw:start-color="#438600" draw:end-color="#4a9400" draw:start-intensity="100%" draw:end-intensity="100%" draw:angle="2250" draw:border="0%"/>
    <draw:gradient draw:name="Gradient_20_9" draw:display-name="Gradient 9" draw:style="linear" draw:start-color="#3c7800" draw:end-color="#4a94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4a9400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 Condensed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ff33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cc0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ae8ba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99cc0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cc0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ae8ba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99cc0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9ff33" fo:font-size="7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cc0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ae8ba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99cc0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bae8ba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ae8ba" style:text-outline="false" style:text-line-through-style="none" style:text-position="0% 100%" fo:font-family="Garamond" style:font-family-generic="roman" style:font-pitch="variable" fo:font-size="44pt" fo:font-style="normal" fo:text-shadow="1pt 1pt" style:text-underline-style="none" fo:font-weight="bold" style:font-family-asian="'DejaVu Sans Condensed'" style:font-family-generic-asian="system" style:font-pitch-asian="variable" style:font-size-asian="44pt" style:font-style-asian="normal" style:font-weight-asian="bold" style:font-family-complex="'DejaVu Sans Condensed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4a9400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ff33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cc0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ae8ba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99cc0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cc0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ae8ba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99cc0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ff33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99ff33" fo:font-size="7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cc0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ae8ba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99cc0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ff33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bae8ba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ae8ba" style:text-outline="false" style:text-line-through-style="none" style:text-position="0% 100%" fo:font-family="Garamond" style:font-family-generic="roman" style:font-pitch="variable" fo:font-size="44pt" fo:font-style="normal" fo:text-shadow="1pt 1pt" style:text-underline-style="none" fo:font-weight="bold" style:letter-kerning="true" style:font-family-asian="'DejaVu Sans Condensed'" style:font-family-generic-asian="system" style:font-pitch-asian="variable" style:font-size-asian="44pt" style:font-style-asian="normal" style:font-weight-asian="bold" style:font-family-complex="'DejaVu Sans Condensed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4a94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gradient" draw:fill-color="#4a9400" draw:fill-gradient-name="Gradient_20_7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none" draw:fill="gradient" draw:fill-color="#4a9400" draw:fill-gradient-name="Gradient_20_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>
      <style:graphic-properties draw:stroke="none" draw:fill="gradient" draw:fill-color="#4a9400" draw:fill-gradient-name="Gradient_20_9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>
      <style:graphic-properties draw:stroke="none" draw:fill="solid" draw:fill-color="#4a94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>
      <style:graphic-properties draw:stroke="none" draw:fill="gradient" draw:fill-color="#4a9400" draw:fill-gradient-name="Gradient_20_10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>
      <style:graphic-properties draw:stroke="none" draw:fill="gradient" draw:fill-color="#4a9400" draw:fill-gradient-name="Gradient_20_11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9" style:family="graphic">
      <style:graphic-properties draw:stroke="none" draw:fill="gradient" draw:fill-color="#2a5400" draw:fill-gradient-name="Gradient_20_12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33cc33" draw:auto-grow-height="false" draw:auto-grow-width="false" fo:min-height="1.325cm" fo:min-width="0cm" fo:wrap-option="wrap"/>
    </style:style>
    <style:style style:name="Mpr2" style:family="presentation" style:parent-style-name="Titel1-backgroundobjects">
      <style:graphic-properties draw:stroke="none" draw:fill="none" draw:fill-color="#33cc3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ffff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Mpr1" draw:layer="backgroundobjects" svg:width="5.927cm" svg:height="1.324cm" svg:x="1.269cm" svg:y="17.363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5.927cm" svg:height="1.324cm" svg:x="18.202cm" svg:y="17.355cm" presentation:class="page-number">
        <draw:text-box>
          <text:list text:style-name="ML2">
            <text:list-header>
              <text:p><text:page-number>&lt;Nummer&gt;</text:page-number></text:p>
            </text:list-header>
          </text:list>
        </draw:text-box>
      </draw:frame>
      <draw:g>
        <draw:g>
          <draw:custom-shape draw:style-name="Mgr3" draw:text-style-name="MP3" draw:layer="backgroundobjects" svg:width="12.709cm" svg:height="7.369cm" svg:x="7.62cm" svg:y="11.659cm">
            <text:p/>
            <draw:enhanced-geometry svg:viewBox="0 0 2882 1671" draw:type="non-primitive" draw:enhanced-path="M 2773 544  L 2740 528  L 2692 506  L 2632 484  L 2561 457  L 2480 424  L 2388 397  L 2203 343  L 2078 310  L 1970 277  L 1878 245  L 1807 212  L 1742 179  L 1693 152  L 1655 125  L 1628 103  L 1606 81  L 1590 60  L 1585 43  L 1579 27  L 1585 5  L 1585 0  L 1568 27  L 1557 49  L 1557 76  L 1568 98  L 1590 120  L 1617 141  L 1650 163  L 1688 185  L 1737 207  L 1791 228  L 1905 267  L 2040 310  L 2182 348  L 2285 381  L 2382 408  L 2464 435  L 2540 462  L 2605 484  L 2659 506  L 2708 528  L 2740 544  L 2768 560  L 2784 577  L 2795 593  L 2800 615  L 2795 642  L 2784 664  L 2762 691  L 2730 713  L 2692 735  L 2643 756  L 2589 778  L 2529 800  L 2458 822  L 2382 843  L 2301 865  L 2214 887  L 2030 930  L 1823 979  L 1606 1034  L 1378 1094  L 1145 1164  L 912 1241  L 673 1328  L 440 1431  L 217 1545  L 0 1671  L 353 1671  L 554 1567  L 754 1469  L 955 1388  L 1145 1311  L 1335 1241  L 1519 1186  L 1693 1132  L 1861 1083  L 2019 1045  L 2165 1007  L 2301 974  L 2426 947  L 2534 914  L 2626 892  L 2702 865  L 2762 838  L 2800 816  L 2827 794  L 2849 767  L 2865 745  L 2876 724  L 2882 702  L 2876 658  L 2854 620  L 2833 588  L 2800 560  L 2773 544  L 2773 544  Z N"/>
          </draw:custom-shape>
          <draw:custom-shape draw:style-name="Mgr4" draw:text-style-name="MP3" draw:layer="backgroundobjects" svg:width="5.551cm" svg:height="3.577cm" svg:x="18.389cm" svg:y="11.778cm">
            <text:p/>
            <draw:enhanced-geometry svg:viewBox="0 0 1259 811" draw:type="non-primitive" draw:enhanced-path="M 1259 615  L 1248 588  L 1237 566  L 1216 539  L 1188 517  L 1123 479  L 1042 441  L 944 408  L 841 381  L 727 348  L 613 321  L 499 294  L 391 261  L 288 229  L 195 196  L 119 152  L 54 109  L 33 87  L 16 60  L 5 33  L 0 0  L 0 6  L 0 11  L 0 38  L 5 60  L 16 87  L 33 114  L 54 142  L 87 174  L 125 207  L 179 240  L 244 278  L 326 310  L 418 348  L 526 381  L 657 414  L 749 435  L 830 463  L 901 490  L 966 512  L 1015 539  L 1053 566  L 1080 593  L 1102 620  L 1112 648  L 1118 675  L 1112 697  L 1096 724  L 1080 746  L 1053 767  L 1015 789  L 977 811  L 1047 789  L 1107 767  L 1156 746  L 1199 724  L 1226 702  L 1248 675  L 1259 648  L 1259 615  L 1259 615  Z N"/>
          </draw:custom-shape>
          <draw:custom-shape draw:style-name="Mgr5" draw:text-style-name="MP3" draw:layer="backgroundobjects" svg:width="12.563cm" svg:height="4.273cm" svg:x="12.788cm" svg:y="14.755cm">
            <text:p/>
            <draw:enhanced-geometry svg:viewBox="0 0 2849 969" draw:type="non-primitive" draw:enhanced-path="M 92 958  L 0 969  L 391 969  L 434 947  L 483 914  L 554 876  L 635 838  L 727 794  L 836 745  L 961 696  L 1102 642  L 1259 582  L 1433 522  L 1623 462  L 1829 403  L 2057 343  L 2301 283  L 2567 223  L 2849 163  L 2849 0  L 2817 16  L 2773 33  L 2719 54  L 2648 76  L 2572 98  L 2491 120  L 2399 147  L 2301 169  L 2095 223  L 1889 277  L 1688 326  L 1590 354  L 1503 381  L 1107 506  L 912 577  L 727 647  L 548 718  L 380 794  L 228 876  L 92 958  L 92 958  Z N"/>
          </draw:custom-shape>
          <draw:custom-shape draw:style-name="Mgr6" draw:text-style-name="MP3" draw:layer="backgroundobjects" svg:width="13.26cm" svg:height="9.194cm" svg:x="12.118cm" svg:y="9.834cm">
            <text:p/>
            <draw:enhanced-geometry svg:viewBox="0 0 3007 2085" draw:type="non-primitive" draw:enhanced-path="M 1427 441  L 1433 474  L 1444 501  L 1460 528  L 1482 550  L 1541 593  L 1623 637  L 1715 670  L 1818 702  L 1927 735  L 2041 762  L 2155 789  L 2269 822  L 2372 849  L 2464 882  L 2551 920  L 2616 958  L 2638 980  L 2659 1007  L 2676 1029  L 2681 1056  L 2681 1083  L 2676 1105  L 2665 1127  L 2643 1149  L 2616 1170  L 2583 1187  L 2545 1208  L 2502 1225  L 2448 1241  L 2388 1257  L 2328 1274  L 2258 1290  L 2106 1328  L 1932 1372  L 1742 1421  L 1531 1475  L 1308 1540  L 1069 1617  L 820 1709  L 554 1818  L 282 1943  L 0 2085  L 152 2085  L 244 2074  L 386 1992  L 537 1910  L 700 1834  L 879 1763  L 1064 1693  L 1259 1622  L 1661 1497  L 1748 1470  L 1845 1442  L 2046 1393  L 2252 1339  L 2458 1285  L 2551 1263  L 2643 1236  L 2730 1214  L 2806 1192  L 2876 1170  L 2931 1149  L 2974 1132  L 3007 1116  L 3007 871  L 2941 860  L 2860 844  L 2773 827  L 2670 806  L 2567 784  L 2458 757  L 2241 702  L 2138 670  L 2046 637  L 1959 604  L 1883 566  L 1824 534  L 1780 495  L 1769 474  L 1758 457  L 1753 436  L 1758 419  L 1780 381  L 1813 343  L 1862 316  L 1921 289  L 1986 267  L 2062 245  L 2149 229  L 2236 213  L 2431 180  L 2627 158  L 2827 125  L 2920 109  L 3007 87  L 3007 0  L 2909 22  L 2795 44  L 2676 66  L 2551 82  L 2285 120  L 2155 136  L 2030 158  L 1905 174  L 1791 202  L 1688 229  L 1601 261  L 1525 300  L 1471 338  L 1455 359  L 1438 387  L 1427 414  L 1427 441  L 1427 441  Z N"/>
          </draw:custom-shape>
          <draw:custom-shape draw:style-name="Mgr7" draw:text-style-name="MP3" draw:layer="backgroundobjects" svg:width="5.503cm" svg:height="2.377cm" svg:x="19.848cm" svg:y="10.217cm">
            <text:p/>
            <draw:enhanced-geometry svg:viewBox="0 0 1248 539" draw:type="non-primitive" draw:enhanced-path="M 0 332  L 0 360  L 5 387  L 27 414  L 54 436  L 92 463  L 141 490  L 195 512  L 255 539  L 212 517  L 179 490  L 157 468  L 141 447  L 136 425  L 136 403  L 141 381  L 157 365  L 179 343  L 201 327  L 266 294  L 353 262  L 445 234  L 554 213  L 662 191  L 890 153  L 993 136  L 1091 120  L 1178 115  L 1248 104  L 1248 0  L 1161 22  L 1069 38  L 874 71  L 673 93  L 483 126  L 391 142  L 309 158  L 228 180  L 163 202  L 103 229  L 54 256  L 22 294  L 0 332  L 0 332  Z N"/>
          </draw:custom-shape>
        </draw:g>
        <draw:custom-shape draw:style-name="Mgr8" draw:text-style-name="MP3" draw:layer="backgroundobjects" svg:width="8.048cm" svg:height="6.778cm" svg:x="14.649cm" svg:y="5.913cm">
          <text:p/>
          <draw:enhanced-geometry svg:viewBox="0 0 2296 1469" draw:type="non-primitive" draw:enhanced-path="M 771 1088  L 982 1061  L 1178 1034  L 1357 1012  L 1520 985  L 1666 957  L 1796 930  L 1916 897  L 2013 870  L 2100 832  L 2171 800  L 2220 756  L 2263 712  L 2285 669  L 2296 614  L 2290 560  L 2269 500  L 2241 457  L 2198 408  L 2144 364  L 2079 321  L 2008 277  L 1927 234  L 1769 157  L 1688 125  L 1612 92  L 1536 65  L 1476 43  L 1422 27  L 1384 10  L 1357 5  L 1346 0  L 1498 54  L 1655 119  L 1807 185  L 1948 255  L 2013 288  L 2068 326  L 2122 364  L 2171 402  L 2209 440  L 2236 478  L 2252 522  L 2263 560  L 2258 598  L 2241 636  L 2214 669  L 2171 702  L 2122 729  L 2062 756  L 1997 778  L 1921 800  L 1834 821  L 1748 843  L 1552 876  L 1351 908  L 1134 941  L 923 968  L 716 995  L 521 1028  L 434 1044  L 353 1066  L 277 1082  L 206 1104  L 147 1126  L 92 1148  L 54 1175  L 22 1202  L 6 1229  L 0 1262  L 11 1295  L 27 1327  L 54 1355  L 98 1382  L 141 1404  L 196 1425  L 261 1447  L 326 1469  L 266 1442  L 217 1414  L 174 1387  L 147 1360  L 125 1333  L 120 1306  L 125 1278  L 141 1257  L 174 1229  L 212 1208  L 272 1186  L 342 1164  L 423 1142  L 527 1121  L 641 1104  L 771 1088  L 771 1088  Z N"/>
        </draw:custom-shape>
        <draw:custom-shape draw:style-name="Mgr9" draw:text-style-name="MP3" draw:layer="backgroundobjects" svg:width="25.391cm" svg:height="7.832cm" svg:x="0cm" svg:y="0cm">
          <text:p/>
          <draw:enhanced-geometry svg:viewBox="0 0 5740 1906" draw:type="non-primitive" draw:enhanced-path="M 0 0  L 0 1906  L 5740 1906  L 5740 0  L 0 0  L 0 0  Z N"/>
        </draw:custom-shape>
      </draw:g>
      <draw:frame presentation:style-name="Standard-title" draw:layer="backgroundobjects" svg:width="22.86cm" svg:height="5.847cm" svg:x="1.27cm" svg:y="-0.573cm" presentation:class="title" presentation:placeholder="true">
        <draw:text-box/>
      </draw:frame>
      <draw:frame presentation:style-name="Mpr1" draw:layer="backgroundobjects" svg:width="8.044cm" svg:height="1.324cm" svg:x="8.678cm" svg:y="17.355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Standard-outline1" draw:layer="backgroundobjects" svg:width="22.86cm" svg:height="16.057cm" svg:x="1.27cm" svg:y="4.44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g>
        <draw:g>
          <draw:custom-shape draw:style-name="Mgr3" draw:text-style-name="MP3" draw:layer="backgroundobjects" svg:width="12.709cm" svg:height="7.369cm" svg:x="7.62cm" svg:y="11.659cm">
            <text:p/>
            <draw:enhanced-geometry svg:viewBox="0 0 2882 1671" draw:type="non-primitive" draw:enhanced-path="M 2773 544  L 2740 528  L 2692 506  L 2632 484  L 2561 457  L 2480 424  L 2388 397  L 2203 343  L 2078 310  L 1970 277  L 1878 245  L 1807 212  L 1742 179  L 1693 152  L 1655 125  L 1628 103  L 1606 81  L 1590 60  L 1585 43  L 1579 27  L 1585 5  L 1585 0  L 1568 27  L 1557 49  L 1557 76  L 1568 98  L 1590 120  L 1617 141  L 1650 163  L 1688 185  L 1737 207  L 1791 228  L 1905 267  L 2040 310  L 2182 348  L 2285 381  L 2382 408  L 2464 435  L 2540 462  L 2605 484  L 2659 506  L 2708 528  L 2740 544  L 2768 560  L 2784 577  L 2795 593  L 2800 615  L 2795 642  L 2784 664  L 2762 691  L 2730 713  L 2692 735  L 2643 756  L 2589 778  L 2529 800  L 2458 822  L 2382 843  L 2301 865  L 2214 887  L 2030 930  L 1823 979  L 1606 1034  L 1378 1094  L 1145 1164  L 912 1241  L 673 1328  L 440 1431  L 217 1545  L 0 1671  L 353 1671  L 554 1567  L 754 1469  L 955 1388  L 1145 1311  L 1335 1241  L 1519 1186  L 1693 1132  L 1861 1083  L 2019 1045  L 2165 1007  L 2301 974  L 2426 947  L 2534 914  L 2626 892  L 2702 865  L 2762 838  L 2800 816  L 2827 794  L 2849 767  L 2865 745  L 2876 724  L 2882 702  L 2876 658  L 2854 620  L 2833 588  L 2800 560  L 2773 544  L 2773 544  Z N"/>
          </draw:custom-shape>
          <draw:custom-shape draw:style-name="Mgr4" draw:text-style-name="MP3" draw:layer="backgroundobjects" svg:width="5.551cm" svg:height="3.577cm" svg:x="18.389cm" svg:y="11.778cm">
            <text:p/>
            <draw:enhanced-geometry svg:viewBox="0 0 1259 811" draw:type="non-primitive" draw:enhanced-path="M 1259 615  L 1248 588  L 1237 566  L 1216 539  L 1188 517  L 1123 479  L 1042 441  L 944 408  L 841 381  L 727 348  L 613 321  L 499 294  L 391 261  L 288 229  L 195 196  L 119 152  L 54 109  L 33 87  L 16 60  L 5 33  L 0 0  L 0 6  L 0 11  L 0 38  L 5 60  L 16 87  L 33 114  L 54 142  L 87 174  L 125 207  L 179 240  L 244 278  L 326 310  L 418 348  L 526 381  L 657 414  L 749 435  L 830 463  L 901 490  L 966 512  L 1015 539  L 1053 566  L 1080 593  L 1102 620  L 1112 648  L 1118 675  L 1112 697  L 1096 724  L 1080 746  L 1053 767  L 1015 789  L 977 811  L 1047 789  L 1107 767  L 1156 746  L 1199 724  L 1226 702  L 1248 675  L 1259 648  L 1259 615  L 1259 615  Z N"/>
          </draw:custom-shape>
          <draw:custom-shape draw:style-name="Mgr5" draw:text-style-name="MP3" draw:layer="backgroundobjects" svg:width="12.563cm" svg:height="4.273cm" svg:x="12.788cm" svg:y="14.755cm">
            <text:p/>
            <draw:enhanced-geometry svg:viewBox="0 0 2849 969" draw:type="non-primitive" draw:enhanced-path="M 92 958  L 0 969  L 391 969  L 434 947  L 483 914  L 554 876  L 635 838  L 727 794  L 836 745  L 961 696  L 1102 642  L 1259 582  L 1433 522  L 1623 462  L 1829 403  L 2057 343  L 2301 283  L 2567 223  L 2849 163  L 2849 0  L 2817 16  L 2773 33  L 2719 54  L 2648 76  L 2572 98  L 2491 120  L 2399 147  L 2301 169  L 2095 223  L 1889 277  L 1688 326  L 1590 354  L 1503 381  L 1107 506  L 912 577  L 727 647  L 548 718  L 380 794  L 228 876  L 92 958  L 92 958  Z N"/>
          </draw:custom-shape>
          <draw:custom-shape draw:style-name="Mgr6" draw:text-style-name="MP3" draw:layer="backgroundobjects" svg:width="13.26cm" svg:height="9.194cm" svg:x="12.118cm" svg:y="9.834cm">
            <text:p/>
            <draw:enhanced-geometry svg:viewBox="0 0 3007 2085" draw:type="non-primitive" draw:enhanced-path="M 1427 441  L 1433 474  L 1444 501  L 1460 528  L 1482 550  L 1541 593  L 1623 637  L 1715 670  L 1818 702  L 1927 735  L 2041 762  L 2155 789  L 2269 822  L 2372 849  L 2464 882  L 2551 920  L 2616 958  L 2638 980  L 2659 1007  L 2676 1029  L 2681 1056  L 2681 1083  L 2676 1105  L 2665 1127  L 2643 1149  L 2616 1170  L 2583 1187  L 2545 1208  L 2502 1225  L 2448 1241  L 2388 1257  L 2328 1274  L 2258 1290  L 2106 1328  L 1932 1372  L 1742 1421  L 1531 1475  L 1308 1540  L 1069 1617  L 820 1709  L 554 1818  L 282 1943  L 0 2085  L 152 2085  L 244 2074  L 386 1992  L 537 1910  L 700 1834  L 879 1763  L 1064 1693  L 1259 1622  L 1661 1497  L 1748 1470  L 1845 1442  L 2046 1393  L 2252 1339  L 2458 1285  L 2551 1263  L 2643 1236  L 2730 1214  L 2806 1192  L 2876 1170  L 2931 1149  L 2974 1132  L 3007 1116  L 3007 871  L 2941 860  L 2860 844  L 2773 827  L 2670 806  L 2567 784  L 2458 757  L 2241 702  L 2138 670  L 2046 637  L 1959 604  L 1883 566  L 1824 534  L 1780 495  L 1769 474  L 1758 457  L 1753 436  L 1758 419  L 1780 381  L 1813 343  L 1862 316  L 1921 289  L 1986 267  L 2062 245  L 2149 229  L 2236 213  L 2431 180  L 2627 158  L 2827 125  L 2920 109  L 3007 87  L 3007 0  L 2909 22  L 2795 44  L 2676 66  L 2551 82  L 2285 120  L 2155 136  L 2030 158  L 1905 174  L 1791 202  L 1688 229  L 1601 261  L 1525 300  L 1471 338  L 1455 359  L 1438 387  L 1427 414  L 1427 441  L 1427 441  Z N"/>
          </draw:custom-shape>
          <draw:custom-shape draw:style-name="Mgr7" draw:text-style-name="MP3" draw:layer="backgroundobjects" svg:width="5.503cm" svg:height="2.377cm" svg:x="19.848cm" svg:y="10.217cm">
            <text:p/>
            <draw:enhanced-geometry svg:viewBox="0 0 1248 539" draw:type="non-primitive" draw:enhanced-path="M 0 332  L 0 360  L 5 387  L 27 414  L 54 436  L 92 463  L 141 490  L 195 512  L 255 539  L 212 517  L 179 490  L 157 468  L 141 447  L 136 425  L 136 403  L 141 381  L 157 365  L 179 343  L 201 327  L 266 294  L 353 262  L 445 234  L 554 213  L 662 191  L 890 153  L 993 136  L 1091 120  L 1178 115  L 1248 104  L 1248 0  L 1161 22  L 1069 38  L 874 71  L 673 93  L 483 126  L 391 142  L 309 158  L 228 180  L 163 202  L 103 229  L 54 256  L 22 294  L 0 332  L 0 332  Z N"/>
          </draw:custom-shape>
        </draw:g>
        <draw:custom-shape draw:style-name="Mgr8" draw:text-style-name="MP3" draw:layer="backgroundobjects" svg:width="8.048cm" svg:height="6.778cm" svg:x="14.649cm" svg:y="5.913cm">
          <text:p/>
          <draw:enhanced-geometry svg:viewBox="0 0 2296 1469" draw:type="non-primitive" draw:enhanced-path="M 771 1088  L 982 1061  L 1178 1034  L 1357 1012  L 1520 985  L 1666 957  L 1796 930  L 1916 897  L 2013 870  L 2100 832  L 2171 800  L 2220 756  L 2263 712  L 2285 669  L 2296 614  L 2290 560  L 2269 500  L 2241 457  L 2198 408  L 2144 364  L 2079 321  L 2008 277  L 1927 234  L 1769 157  L 1688 125  L 1612 92  L 1536 65  L 1476 43  L 1422 27  L 1384 10  L 1357 5  L 1346 0  L 1498 54  L 1655 119  L 1807 185  L 1948 255  L 2013 288  L 2068 326  L 2122 364  L 2171 402  L 2209 440  L 2236 478  L 2252 522  L 2263 560  L 2258 598  L 2241 636  L 2214 669  L 2171 702  L 2122 729  L 2062 756  L 1997 778  L 1921 800  L 1834 821  L 1748 843  L 1552 876  L 1351 908  L 1134 941  L 923 968  L 716 995  L 521 1028  L 434 1044  L 353 1066  L 277 1082  L 206 1104  L 147 1126  L 92 1148  L 54 1175  L 22 1202  L 6 1229  L 0 1262  L 11 1295  L 27 1327  L 54 1355  L 98 1382  L 141 1404  L 196 1425  L 261 1447  L 326 1469  L 266 1442  L 217 1414  L 174 1387  L 147 1360  L 125 1333  L 120 1306  L 125 1278  L 141 1257  L 174 1229  L 212 1208  L 272 1186  L 342 1164  L 423 1142  L 527 1121  L 641 1104  L 771 1088  L 771 1088  Z N"/>
        </draw:custom-shape>
        <draw:custom-shape draw:style-name="Mgr9" draw:text-style-name="MP3" draw:layer="backgroundobjects" svg:width="25.391cm" svg:height="7.832cm" svg:x="0cm" svg:y="0cm">
          <text:p/>
          <draw:enhanced-geometry svg:viewBox="0 0 5740 1906" draw:type="non-primitive" draw:enhanced-path="M 0 0  L 0 1906  L 5740 1906  L 5740 0  L 0 0  L 0 0  Z N"/>
        </draw:custom-shape>
      </draw:g>
      <draw:frame presentation:style-name="Titel1-title" draw:layer="backgroundobjects" svg:width="21.59cm" svg:height="5.847cm" svg:x="1.905cm" svg:y="4.569cm" presentation:class="title" presentation:placeholder="true">
        <draw:text-box/>
      </draw:frame>
      <draw:frame presentation:style-name="Mpr2" draw:text-style-name="MP5" draw:layer="backgroundobjects" svg:width="5.927cm" svg:height="1.324cm" svg:x="1.269cm" svg:y="17.355cm" presentation:class="date-time">
        <draw:text-box>
          <text:list text:style-name="ML3">
            <text:list-header>
              <text:p text:style-name="MP4"><text:span text:style-name="MT1"><presentation:date-time/></text:span></text:p>
            </text:list-header>
          </text:list>
        </draw:text-box>
      </draw:frame>
      <draw:frame presentation:style-name="Mpr2" draw:text-style-name="MP7" draw:layer="backgroundobjects" svg:width="8.044cm" svg:height="1.324cm" svg:x="8.678cm" svg:y="17.363cm" presentation:class="footer">
        <draw:text-box>
          <text:list text:style-name="ML3">
            <text:list-header>
              <text:p text:style-name="MP6"><text:span text:style-name="MT1"><presentation:footer/></text:span></text:p>
            </text:list-header>
          </text:list>
        </draw:text-box>
      </draw:frame>
      <draw:frame presentation:style-name="Mpr2" draw:text-style-name="MP9" draw:layer="backgroundobjects" svg:width="5.927cm" svg:height="1.324cm" svg:x="18.202cm" svg:y="17.372cm" presentation:class="page-number">
        <draw:text-box>
          <text:list text:style-name="ML3">
            <text:list-header>
              <text:p text:style-name="MP8"><text:span text:style-name="MT1"><text:page-number>&lt;Nummer&gt;</text:page-number></text:span></text:p>
            </text:list-header>
          </text:list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el1-title" draw:layer="backgroundobjects" svg:width="0cm" svg:height="0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even Habits of Highly Effective People</dc:title>
    <meta:initial-creator>teral</meta:initial-creator>
    <meta:creation-date>2004-04-13T21:25:07</meta:creation-date>
    <dc:creator>teral</dc:creator>
    <dc:date>2004-04-13T21:51:20</dc:date>
    <meta:editing-cycles>3</meta:editing-cycles>
    <meta:editing-duration>PT26M12S</meta:editing-duration>
    <meta:document-statistic meta:object-count="78"/>
    <meta:generator>LibreOffice/3.4$Linux LibreOffice_project/340m1$Build-402</meta:generator>
  </office:meta>
</office:document-meta>
</file>